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 fo:text-align="justify" style:justify-single-word="false"/>
    </style:style>
    <style:style style:name="P6" style:family="paragraph" style:parent-style-name="Standard">
      <style:paragraph-properties fo:line-height="100%"/>
      <style:text-properties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8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1" style:family="paragraph" style:parent-style-name="Standard">
      <style:paragraph-properties fo:line-height="100%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hyphenation-ladder-count="no-limit" style:text-autospace="none"/>
      <style:text-properties style:font-name="Arial" fo:font-size="8pt" fo:font-weight="bold" style:letter-kerning="false" style:font-name-asian="Times New Roman" style:font-size-asian="8pt" style:font-weight-asian="bold" style:font-name-complex="Arial" style:font-size-complex="8pt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</style:style>
    <style:style style:name="P20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2.524cm" fo:margin-right="0cm" fo:line-height="100%" fo:text-indent="0.076cm" style:auto-text-indent="false"/>
    </style:style>
    <style:style style:name="P27" style:family="paragraph" style:parent-style-name="Standard">
      <style:paragraph-properties fo:margin-left="0.686cm" fo:margin-right="0cm" fo:line-height="100%" fo:text-indent="0cm" style:auto-text-indent="false"/>
    </style:style>
    <style:style style:name="P28" style:family="paragraph" style:parent-style-name="Standard">
      <style:paragraph-properties fo:margin-left="0.811cm" fo:margin-right="0cm" fo:line-height="96%" fo:text-indent="-0.75cm" style:auto-text-indent="false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1" style:family="paragraph" style:parent-style-name="Standard">
      <style:paragraph-properties fo:margin-left="0.002cm" fo:margin-right="0cm" fo:line-height="100%" fo:text-indent="0cm" style:auto-text-indent="false"/>
    </style:style>
    <style:style style:name="P32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3" style:family="paragraph" style:parent-style-name="Standard">
      <style:paragraph-properties fo:margin-left="0.002cm" fo:margin-right="3.244cm" fo:text-indent="0cm" style:auto-text-indent="false"/>
    </style:style>
    <style:style style:name="P34" style:family="paragraph" style:parent-style-name="Standard">
      <style:paragraph-properties fo:margin-left="0.811cm" fo:margin-right="0cm" fo:line-height="100%" fo:text-indent="-0.81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3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9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50" style:family="paragraph" style:parent-style-name="Standard">
      <style:paragraph-properties fo:margin-left="0.182cm" fo:margin-right="0cm" fo:line-height="100%" fo:text-indent="0cm" style:auto-text-indent="false"/>
    </style:style>
    <style:style style:name="P51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3" style:family="paragraph" style:parent-style-name="Standard">
      <style:paragraph-properties fo:margin-left="0.051cm" fo:margin-right="0cm" fo:line-height="100%" fo:text-indent="0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5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7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8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8pt" fo:font-weight="bold" style:font-name-asian="Arial" style:font-size-asian="8pt" style:font-weight-asian="bold" style:font-name-complex="Arial"/>
    </style:style>
    <style:style style:name="T3" style:family="text">
      <style:text-properties style:font-name="Arial" fo:font-size="8pt" fo:font-weight="bold" style:letter-kerning="false" style:font-name-asian="Times New Roman" style:font-size-asian="8pt" style:font-weight-asian="bold" style:font-name-complex="Arial" style:font-size-complex="8pt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9" style:family="text">
      <style:text-properties style:font-name="Arial" fo:font-size="10pt" style:font-name-asian="Arial" style:font-size-asian="10pt" style:font-name-complex="Arial"/>
    </style:style>
    <style:style style:name="T10" style:family="text">
      <style:text-properties style:font-name="Arial" fo:font-weight="bold" style:font-name-asian="Arial" style:font-weight-asian="bold" style:font-name-complex="Arial"/>
    </style:style>
    <style:style style:name="T11" style:family="text">
      <style:text-properties style:font-name="Arial" fo:font-size="9pt" style:font-name-asian="Arial" style:font-size-asian="9pt" style:font-name-complex="Arial"/>
    </style:style>
    <style:style style:name="T12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13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4" style:family="text"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T15" style:family="text">
      <style:text-properties style:font-name="Arial" fo:font-size="9pt" fo:font-weight="bold" style:letter-kerning="false" style:font-name-asian="Times New Roman" style:font-size-asian="9pt" style:font-weight-asian="bold" style:font-name-complex="Arial" style:font-size-complex="9pt"/>
    </style:style>
    <style:style style:name="T16" style:family="text">
      <style:text-properties style:letter-kerning="false" style:font-size-complex="10pt"/>
    </style:style>
    <style:style style:name="T17" style:family="text">
      <style:text-properties fo:font-size="10pt" fo:font-weight="bold" style:font-size-asian="10pt" style:font-weight-asian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00" loext:opacity="100%" style:font-name="Times New Roman" fo:font-size="9pt" fo:font-weight="bold" style:letter-kerning="false" style:font-name-asian="Times New Roman" style:font-size-asian="9pt" style:font-weight-asian="bold" style:font-name-complex="Times New Roman" style:font-size-complex="9pt"/>
    </style:style>
    <style:style style:name="T20" style:family="text">
      <style:text-properties fo:color="#000000" loext:opacity="100%" style:letter-kerning="false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SECRETARÍA DE LA DEFENSA NACIONAL</text:span></text:p>
      <text:p text:style-name="P6"><text:s/><text:bookmark text:name="_GoBack"/></text:p>
      <text:list xml:id="list2721249469" text:style-name="WW8Num1">
        <text:list-item>
          <text:p text:style-name="P20">DIR. GRAL. EDUC. MIL. Y <text:tab/> <text:s text:c="226"/>ESC. MIL. DE INGS.</text:p>
        </text:list-item>
      </text:list>
      <text:p text:style-name="P21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4">SECUENCIA DIDÁCTICA No. 1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2">(E) Unidad de aprendizaje: </text:p>
          </table:table-cell>
          <table:covered-table-cell/>
          <table:table-cell table:style-name="Tabla1.A3" table:number-columns-spanned="5" office:value-type="string">
            <text:p text:style-name="P23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1">III. DISTRIBUCIONES DISCRET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14">3.1 CALCULA LA DISTRIBUCION DE PROBABILIDAD DE BERNOULLI DE LA VARIABLE INVOLUCRADA, SIN ERROR DE CONCEPTO.</text:p>
            <text:p text:style-name="P3"><text:span text:style-name="T3">3.2 CALCULA EN UN PROBLEMA QUE INVOLUCRE N PRUEBAS DE BERNOULLI DADO EN CLASE, LA DISTRIBUCION DE PROBABILIDAD BINOMIAL DE LA VARIABLE, SIN ERROR DE CONCEPTO.</text:span></text:p>
            <text:p text:style-name="P14">3.3 CALCULA LA DISTRIBUCION DE PROBABILIDAD GEOMETRICA DE LA VARIABLE INVOLUCRADA, SIN ERROR DE CONCEPTO.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8"><text:span text:style-name="T7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7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7">Campo Militar No. 1-K, Lomas de San Isidro, México, <text:s/>Miércoles 21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6"><text:span text:style-name="T7">(J) Situación problema: (conflicto cognitivo</text:span><text:span text:style-name="T10">)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9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8">¿Cuál es el concepto de distribución de probabilidad de Bernoulli?</text:p>
            <text:p text:style-name="P1"><text:span text:style-name="T7">¿Cuál es el concepto de distribución de probabilidad binomial?</text:span></text:p>
            <text:p text:style-name="P1"><text:span text:style-name="T7">¿Cuál es el concepto de distribución de probabilidad geométrica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14">IDENTIFICA LAS DISTINTAS FORMAS EN QUE SE PUEDEN PRESENTAR LAS DISTRIBUCIONES DISCRETAS UTILIZADAS EN PROBABILIDAD AL ESTUDIAR ALGUNOS FENOMENOS ALEATORIOS DEL AREA DE INGENIERIA</text:span><text:span text:style-name="T15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9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7"><text:span text:style-name="T7">(L) Metodología a desarrollar:</text:span><text:span text:style-name="T11"> </text:span></text:p>
          </table:table-cell>
          <table:table-cell table:style-name="Tabla1.A3" table:number-columns-spanned="3" office:value-type="string">
            <text:p text:style-name="P28"><text:span text:style-name="T7">(M) Actividades del Mediador: </text:span>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2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30">(O) Recursos: </text:p>
            <text:p text:style-name="P33"><text:span text:style-name="T13"><text:s/></text:span><text:s/></text:p>
          </table:table-cell>
          <table:covered-table-cell/>
          <table:covered-table-cell/>
          <table:table-cell table:style-name="Tabla1.A1" office:value-type="string">
            <text:p text:style-name="P34"><text:span text:style-name="T7">(P) Indicadores de desempeño:</text:span><text:span text:style-name="T17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><text:s/></text:p>
            <text:p text:style-name="P37">Método Expositivo.</text:p>
            <text:p text:style-name="P37"/>
            <text:p text:style-name="P35"><text:span text:style-name="T1">Técnica de Explicación Oral.</text:span></text:p>
            <text:p text:style-name="P36"/>
            <text:p text:style-name="P36"/>
          </table:table-cell>
          <table:table-cell table:style-name="Tabla1.B13" table:number-rows-spanned="3" table:number-columns-spanned="3" office:value-type="string">
            <text:list xml:id="list3515362068" text:style-name="WW8Num7">
              <text:list-item>
                <text:p text:style-name="P39">Se menciona el propósito del tema.</text:p>
              </text:list-item>
              <text:list-item>
                <text:p text:style-name="P38"><text:span text:style-name="T13">Se realizan las preguntas del Conflicto Cognitivo. </text:span></text:p>
              </text:list-item>
              <text:list-item>
                <text:p text:style-name="P40">Se dan las instrucciones pertinentes sobre las estrategias de trabajo.</text:p>
              </text:list-item>
              <text:list-item>
                <text:p text:style-name="P40">Se da realimentación sobre el trabajo realizado, al personal discente</text:p>
              </text:list-item>
            </text:list>
            <text:p text:style-name="P41"><text:soft-page-break/></text:p>
          </table:table-cell>
          <table:covered-table-cell/>
          <table:covered-table-cell/>
          <table:table-cell table:style-name="Tabla1.E11" table:number-columns-spanned="2" office:value-type="string">
            <text:p text:style-name="P31"><text:span text:style-name="T7">Elabora un diagrama con el que describe y explica los <text:s/>conceptos de distribución de probabilidad de Bernoulli, distribución de probabilidad binomial y distribución de probabilidad geométrica.</text:span></text:p>
          </table:table-cell>
          <table:covered-table-cell/>
          <table:table-cell table:style-name="Tabla1.G11" table:number-columns-spanned="3" office:value-type="string">
            <text:list xml:id="list4107096397" text:style-name="WW8Num5">
              <text:list-item>
                <text:p text:style-name="P42">Pintarrón</text:p>
              </text:list-item>
              <text:list-item>
                <text:p text:style-name="P42">Marcadores para pintarrón</text:p>
              </text:list-item>
              <text:list-item>
                <text:p text:style-name="P42">Videoproyector</text:p>
              </text:list-item>
              <text:list-item>
                <text:p text:style-name="P43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003211067394" text:continue-numbering="true" text:style-name="WW8Num5">
              <text:list-item>
                <text:p text:style-name="P45">Capacidad de abstracción.</text:p>
              </text:list-item>
              <text:list-item>
                <text:p text:style-name="P45">Capacidad de análisis.</text:p>
              </text:list-item>
              <text:list-item>
                <text:p text:style-name="P44">Creatividad.</text:p>
              </text:list-item>
              <text:list-item>
                <text:p text:style-name="P44">Trabajo colaborativo.</text:p>
              </text:list-item>
              <text:list-item>
                <text:p text:style-name="P44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><text:soft-page-break/></text:p>
          </table:table-cell>
          <table:covered-table-cell/>
          <table:table-cell table:style-name="Tabla1.A3" table:number-columns-spanned="3" office:value-type="string">
            <text:p text:style-name="P46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><text:soft-page-break/></text:p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2080377392" text:style-name="WW8Num3">
              <text:list-item>
                <text:p text:style-name="P49">120 minutos en total.</text:p>
              </text:list-item>
              <text:list-item>
                <text:p text:style-name="P48">20 minutos de receso intercalados</text:p>
              </text:list-item>
              <text:list-item>
                <text:p text:style-name="P48">5 minutos de encuadre.</text:p>
              </text:list-item>
              <text:list-item>
                <text:p text:style-name="P48">5 minutos para explicar el desarrollo de la dinámica de trabajo.</text:p>
              </text:list-item>
              <text:list-item>
                <text:p text:style-name="P47"><text:span text:style-name="T12">15 minutos para dar retroalimentación sobre las tareas y evidencias desarrolladas por los discentes en las clases anteriores.</text:span></text:p>
              </text:list-item>
              <text:list-item>
                <text:p text:style-name="P47"><text:span text:style-name="T12">60 minutos para la obtención de distribuciones de probabilidad de Bernoulli, binomial, y geométrica.</text:span></text:p>
              </text:list-item>
              <text:list-item>
                <text:p text:style-name="P48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10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8">¿Qué tan preciso le pareció a usted el aprendizaje adquirido?</text:span></text:p>
            <text:p text:style-name="P1"><text:span text:style-name="T8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50"><text:span text:style-name="T10">(S) Momentos de evaluación:</text:span><text:span text:style-name="T7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1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2">(U) Instrumentos de evaluación </text:p>
          </table:table-cell>
          <table:covered-table-cell/>
          <table:table-cell table:style-name="Tabla1.A1" table:number-columns-spanned="2" office:value-type="string">
            <text:p text:style-name="P53"><text:span text:style-name="T10">(V)Producto final:</text:span><text:span text:style-name="T13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10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8">Sistematizar e interpretar la información vertida por el personal discente, para dar la realimentación requerida.</text:span><text:span text:style-name="T18"> </text:span>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034175903" text:style-name="WW8Num4">
              <text:list-item>
                <text:p text:style-name="P54"><text:span text:style-name="T7">Lista de cotejo o verificación.</text:span></text:p>
              </text:list-item>
              <text:list-item>
                <text:p text:style-name="P55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5"><text:span text:style-name="T7">Diagrama con el que describe y explica el concepto de distribución de probabilidad de Bernoulli, distribución de probabilidad binomial y distribución de probabilidad geométrica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10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9"><text:s/></text:p>
            <text:p text:style-name="P2"><text:span text:style-name="T7">(W)Elaboró: Mediador.</text:span></text:p>
            <text:p text:style-name="P2"><text:span text:style-name="T7">C. I.I. en E. </text:span></text:p>
            <text:p text:style-name="P2"/>
            <text:p text:style-name="P57">Lamberto Maza Casas</text:p>
            <text:p text:style-name="P56"><text:span text:style-name="T7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9"><text:s/></text:p>
            <text:p text:style-name="P9"><text:s/>Vo. <text:s text:c="17"/>Bo. </text:p>
            <text:p text:style-name="P2"><text:span text:style-name="T7">EL Tte. Cor. I. I., Jefe Sec. Académica. </text:span></text:p>
            <text:p text:style-name="P2"/>
            <text:p text:style-name="P58"><text:span text:style-name="T7">Omar Luna Ramírez</text:span></text:p>
            <text:p text:style-name="P58"><text:span text:style-name="T7">(</text:span><text:span text:style-name="T6">C-822090</text:span><text:span text:style-name="T7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 style:font-size-complex="9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5:00</dc:date>
    <meta:print-date>2019-10-03T23:31:00</meta:print-date>
    <meta:editing-cycles>201</meta:editing-cycles>
    <meta:editing-duration>PT11H3M</meta:editing-duration>
    <meta:document-statistic meta:table-count="1" meta:image-count="0" meta:object-count="0" meta:page-count="2" meta:paragraph-count="88" meta:word-count="504" meta:character-count="3819" meta:non-whitespace-character-count="2901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